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lib_struc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  <text:user-field-decl office:value-type="float" office:value="0" text:name="decisionnonrespectsanctionep93_0_moisdebutsanc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32_190707942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244_190707942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252_190707942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261_190707942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user-field-get style:data-style-name="N106" text:name="decisionnonrespectsanctionep93_0_moisdebutsanction">décembre 1899</text:user-field-get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:</text:p>
      <text:p text:style-name="P10"/>
      <text:p text:style-name="P11"><text:user-field-get text:name="structurereferente_lib_struc"/></text:p>
      <text:p text:style-name="P11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1"/>
      <text:p text:style-name="P10">afin de souscrire un Projet Personnalisé d’Accès à l’Emploi (PPAE). Sans PPAE de votre part avant le <text:user-field-get text:name="dossierep_nonrespectsanctionep93_contratinsertion_structurereferente_code_postal"/><text:user-field-get style:data-style-name="N36" text:name="decisionnonrespectsanctionep93_0_datefinsursis">30/12/1899</text:user-field-get>, votre dossier repassera en commission et vous vous exposerez à une suspension totale de votre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39:00</meta:creation-date>
    <dc:creator>Christian Buffin</dc:creator>
    <dc:date>2011-05-26T16:44:27</dc:date>
    <meta:print-date>2011-05-10T15:38:00</meta:print-date>
    <meta:editing-cycles>9</meta:editing-cycles>
    <meta:editing-duration>PT45M10S</meta:editing-duration>
    <meta:generator>LibreOffice/3.3$Linux LibreOffice_project/330m19$Build-202</meta:generator>
    <meta:document-statistic meta:table-count="1" meta:image-count="0" meta:object-count="0" meta:page-count="1" meta:paragraph-count="25" meta:word-count="209" meta:character-count="1277"/>
    <meta:user-defined meta:name="Info 1"/>
    <meta:user-defined meta:name="Info 2"/>
    <meta:user-defined meta:name="Info 3"/>
    <meta:user-defined meta:name="Info 4"/>
  </office:meta>
</office:document-meta>
</file>